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Calibri" fo:font-size="11pt" fo:language="ru" fo:country="RU" fo:font-weight="bold" officeooo:rsid="00199167" officeooo:paragraph-rsid="00199167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style:writing-mode="lr-tb"/>
      <style:text-properties style:font-name="Calibri" fo:font-size="11pt" fo:language="ru" fo:country="RU" officeooo:rsid="00199167" officeooo:paragraph-rsid="00199167" fo:background-color="#ffff00" style:font-size-asian="9.60000038146973pt" style:font-size-complex="11pt"/>
    </style:style>
    <style:style style:name="P3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99167" officeooo:paragraph-rsid="00199167" style:font-size-asian="9.60000038146973pt" style:font-size-complex="11pt"/>
    </style:style>
    <style:style style:name="P4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b7e43" officeooo:paragraph-rsid="001b7e43" style:font-size-asian="9.60000038146973pt" style:font-size-complex="11pt"/>
    </style:style>
    <style:style style:name="P5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b7e43" officeooo:paragraph-rsid="001d45d5" style:font-size-asian="9.60000038146973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f313a" officeooo:paragraph-rsid="001f313a" style:font-size-asian="9.60000038146973pt" style:font-size-complex="11pt"/>
    </style:style>
    <style:style style:name="P7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d45d5" officeooo:paragraph-rsid="001d45d5" style:font-size-asian="9.60000038146973pt" style:font-size-complex="11pt"/>
    </style:style>
    <style:style style:name="P8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20023a" officeooo:paragraph-rsid="0020023a" style:font-size-asian="9.60000038146973pt" style:font-size-complex="11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1d45d5" officeooo:paragraph-rsid="001d45d5" fo:background-color="#ffff00" style:font-size-asian="9.60000038146973pt" style:font-size-complex="11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20023a" officeooo:paragraph-rsid="0020023a" fo:background-color="#ffff00" style:font-size-asian="9.60000038146973pt" style:font-size-complex="11pt"/>
    </style:style>
    <style:style style:name="P11" style:family="paragraph" style:parent-style-name="Standard">
      <style:paragraph-properties fo:margin-left="1.482cm" fo:margin-right="0cm" fo:text-indent="0cm" style:auto-text-indent="false" style:writing-mode="lr-tb"/>
      <style:text-properties style:font-name="Calibri" fo:font-size="11pt" fo:language="ru" fo:country="RU" officeooo:rsid="0020023a" officeooo:paragraph-rsid="0020023a" style:font-size-asian="9.60000038146973pt" style:font-size-complex="11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20023a" officeooo:paragraph-rsid="0020023a" fo:background-color="#ffff00" style:font-size-asian="9.60000038146973pt" style:font-size-complex="11pt"/>
    </style:style>
    <style:style style:name="P13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221d3a" officeooo:paragraph-rsid="00221d3a" style:font-size-asian="9.60000038146973pt" style:font-size-complex="11pt"/>
    </style:style>
    <style:style style:name="P14" style:family="paragraph" style:parent-style-name="Standard">
      <style:paragraph-properties fo:margin-left="1.482cm" fo:margin-right="0cm" fo:text-indent="0cm" style:auto-text-indent="false" style:writing-mode="lr-tb"/>
      <style:text-properties style:font-name="Calibri" fo:font-size="11pt" fo:language="ru" fo:country="RU" officeooo:rsid="00221d3a" officeooo:paragraph-rsid="00221d3a" style:font-size-asian="9.60000038146973pt" style:font-size-complex="11pt"/>
    </style:style>
    <style:style style:name="P15" style:family="paragraph" style:parent-style-name="Standard">
      <style:paragraph-properties fo:margin-left="2.223cm" fo:margin-right="0cm" fo:text-indent="0cm" style:auto-text-indent="false" style:writing-mode="lr-tb"/>
      <style:text-properties style:font-name="Calibri" fo:font-size="11pt" fo:language="ru" fo:country="RU" officeooo:rsid="00221d3a" officeooo:paragraph-rsid="00221d3a" style:font-size-asian="9.60000038146973pt" style:font-size-complex="11pt"/>
    </style:style>
    <style:style style:name="T1" style:family="text">
      <style:text-properties officeooo:rsid="001b7e43"/>
    </style:style>
    <style:style style:name="T2" style:family="text">
      <style:text-properties officeooo:rsid="001d45d5"/>
    </style:style>
    <style:style style:name="T3" style:family="text">
      <style:text-properties fo:color="#ff0000"/>
    </style:style>
    <style:style style:name="T4" style:family="text">
      <style:text-properties officeooo:rsid="00221d3a"/>
    </style:style>
    <style:style style:name="T5" style:family="text">
      <style:text-properties style:use-window-font-color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раткие содержания 10 класс часть 1</text:p>
      <text:p text:style-name="P2">Вопрос 1</text:p>
      <text:p text:style-name="P3"><text:span text:style-name="T5">МКТ</text:span> — учение о <text:span text:style-name="T2">строении и физических свойствах веществ на основе их молекулярного строения.</text:span></text:p>
      <text:p text:style-name="P3">Три положения МКТ</text:p>
      <text:p text:style-name="P3">Обоснования: 1 — туннельный микроскоп; 2 — диффузия, броуновское и тепловое движения; <text:span text:style-name="T1">3 — разрыв, слипание</text:span></text:p>
      <text:p text:style-name="P4">Силы взаимодействия молекул: притяжения — ориентационные, индукционные, дисперсионные; отталкивания</text:p>
      <text:p text:style-name="P4">График сил отталкивания и притяжения от расстояния</text:p>
      <text:p text:style-name="P5">Основные величины: <text:span text:style-name="T2">количество вещества, 1 моль, постоянная Авогадро, молярная масса, относительная молекулярная масса вещества, атомная единица массы, ангстрем.</text:span></text:p>
      <text:p text:style-name="P9">Вопрос 2</text:p>
      <text:p text:style-name="P7">ИГ с точки зрения МКТ — (4)</text:p>
      <text:p text:style-name="P6">Давление ИГ</text:p>
      <text:p text:style-name="P6">Вывод основного уравнения МКТ: изменение импульса, давление, усреднение скорости, количество, направление</text:p>
      <text:p text:style-name="P10">Вопрос 3</text:p>
      <text:p text:style-name="P8">ИГ — определение, 4 пункта</text:p>
      <text:p text:style-name="P8">Закон Максвелла о распределении молекул по скоростям:</text:p>
      <text:p text:style-name="P11">вертикальный столб, пропорциональность производной, барометрическая формула, распределение Больцмана, распределение по проекции на ось, находим вероятность нахождения в интервале данной скорости, распределение по трем проекциям, по модулю</text:p>
      <text:p text:style-name="P8">Наиболее вероятная скорость через взятие производной</text:p>
      <text:p text:style-name="P8">Опыт Штерна — вычисляем скорость через длину дуги смещения</text:p>
      <text:p text:style-name="P12"><text:span text:style-name="T4">Вопрос 4</text:span></text:p>
      <text:p text:style-name="P13">Температура, ТДС, классификация (открытая; закрытая: адиабатная, замкнутая; изолированная) </text:p>
      <text:p text:style-name="P13">Способы измерения температуры:</text:p>
      <text:p text:style-name="P14">Контактный</text:p>
      <text:p text:style-name="P15">Основан на ТД равновесии, определение ТД равновесия, нулевое начало</text:p>
      <text:p text:style-name="P15">Первый термометр, жидкостный, механический, газовый, электронный</text:p>
      <text:p text:style-name="P14">Бесконтактный</text:p>
      <text:p text:style-name="P15">Основан на измерении теплового излучения</text:p>
      <text:p text:style-name="P15">Оптический, радиационный, цветовой</text:p>
      <text:p text:style-name="P13">Абсолютная температура, три шкалы</text:p>
      <text:p text:style-name="P13">Уравнение состояния ИГ (+Клапейрона-Менделеева)</text:p>
      <text:p text:style-name="P13">МКТ толкование (замена на кинетическую энергию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4cm" fo:margin-bottom="2.004cm" fo:margin-left="0.349cm" fo:margin-right="0.2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2:39:08.021000000</meta:creation-date>
    <dc:date>2018-01-03T17:50:20.582000000</dc:date>
    <meta:editing-duration>PT54M15S</meta:editing-duration>
    <meta:editing-cycles>4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30" meta:word-count="196" meta:character-count="1636" meta:non-whitespace-character-count="1461"/>
  </office:meta>
</office:document-meta>
</file>